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8.2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8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2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3;0))" office:value-type="string" office:string-value="Week 8">
            <text:p>Week 8</text:p>
          </table:table-cell>
          <table:table-cell table:style-name="ce5" table:formula="of:=CONCATENATE(&quot;Week &quot;;TEXT(COLUMN()-3;0))" office:value-type="string" office:string-value="Week 9">
            <text:p>Week 9</text:p>
          </table:table-cell>
          <table:table-cell table:style-name="ce5" table:formula="of:=CONCATENATE(&quot;Week &quot;;TEXT(COLUMN()-3;0))" office:value-type="string" office:string-value="Week 10">
            <text:p>Week 10</text:p>
          </table:table-cell>
          <table:table-cell table:style-name="ce5" table:formula="of:=CONCATENATE(&quot;Week &quot;;TEXT(COLUMN()-3;0))" office:value-type="string" office:string-value="Week 11">
            <text:p>Week 11</text:p>
          </table:table-cell>
          <table:table-cell table:style-name="ce5" table:formula="of:=CONCATENATE(&quot;Week &quot;;TEXT(COLUMN()-3;0))" office:value-type="string" office:string-value="Week 12">
            <text:p>Week 12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formula="of:=[Steven_Bastiaens.C102]" office:value-type="float" office:value="9.7">
            <text:p>9,7</text:p>
          </table:table-cell>
          <table:table-cell table:formula="of:=[Steven_Bastiaens.C116]" office:value-type="float" office:value="22.15">
            <text:p>22,15</text:p>
          </table:table-cell>
          <table:table-cell table:formula="of:=[Steven_Bastiaens.C130]" office:value-type="float" office:value="0">
            <text:p>0</text:p>
          </table:table-cell>
          <table:table-cell table:number-columns-repeated="3"/>
          <table:table-cell table:style-name="ce8" table:formula="of:=SUM([.B2:.O2])" office:value-type="float" office:value="132.9">
            <text:p>132,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formula="of:=[Benjamin_Cousaert.C121]" office:value-type="float" office:value="3">
            <text:p>3</text:p>
          </table:table-cell>
          <table:table-cell table:formula="of:=[Benjamin_Cousaert.C128]" office:value-type="float" office:value="4.5">
            <text:p>4,5</text:p>
          </table:table-cell>
          <table:table-cell table:formula="of:=[Benjamin_Cousaert.C142]" office:value-type="float" office:value="0">
            <text:p>0</text:p>
          </table:table-cell>
          <table:table-cell table:number-columns-repeated="3"/>
          <table:table-cell table:style-name="ce8" table:formula="of:=SUM([.B3:.O3])" office:value-type="float" office:value="118">
            <text:p>11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formula="of:=[Nils_Mak.C122]" office:value-type="float" office:value="6.25">
            <text:p>6,25</text:p>
          </table:table-cell>
          <table:table-cell table:formula="of:=[Nils_Mak.C146]" office:value-type="float" office:value="27.85">
            <text:p>27,85</text:p>
          </table:table-cell>
          <table:table-cell table:formula="of:=[Nils_Mak.C160]" office:value-type="float" office:value="5.5">
            <text:p>5,5</text:p>
          </table:table-cell>
          <table:table-cell table:number-columns-repeated="3"/>
          <table:table-cell table:style-name="ce8" table:formula="of:=SUM([.B4:.O4])" office:value-type="float" office:value="145.1">
            <text:p>145,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formula="of:=[Niko_Strijbol.C120]" office:value-type="float" office:value="7.25">
            <text:p>7,25</text:p>
          </table:table-cell>
          <table:table-cell table:formula="of:=[Niko_Strijbol.C134]" office:value-type="float" office:value="22.5">
            <text:p>22,5</text:p>
          </table:table-cell>
          <table:table-cell table:formula="of:=[Niko_Strijbol.C148]" office:value-type="float" office:value="3">
            <text:p>3</text:p>
          </table:table-cell>
          <table:table-cell table:number-columns-repeated="3"/>
          <table:table-cell table:style-name="ce8" table:formula="of:=SUM([.B5:.O5])" office:value-type="float" office:value="142.13">
            <text:p>142,1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formula="of:=[Domien_Van_Steendam.C108]" office:value-type="float" office:value="7.5">
            <text:p>7,5</text:p>
          </table:table-cell>
          <table:table-cell table:formula="of:=[Domien_Van_Steendam.C121]" office:value-type="float" office:value="22.75">
            <text:p>22,75</text:p>
          </table:table-cell>
          <table:table-cell table:formula="of:=[Domien_Van_Steendam.C129]" office:value-type="float" office:value="5.25">
            <text:p>5,25</text:p>
          </table:table-cell>
          <table:table-cell table:number-columns-repeated="3"/>
          <table:table-cell table:style-name="ce8" table:formula="of:=SUM([.B6:.O6])" office:value-type="float" office:value="128">
            <text:p>128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formula="of:=[Karel_VandenBussche.C110]" office:value-type="float" office:value="11">
            <text:p>11</text:p>
          </table:table-cell>
          <table:table-cell table:formula="of:=[Karel_VandenBussche.C126]" office:value-type="float" office:value="12.65">
            <text:p>12,65</text:p>
          </table:table-cell>
          <table:table-cell table:formula="of:=[Karel_VandenBussche.C140]" office:value-type="float" office:value="0">
            <text:p>0</text:p>
          </table:table-cell>
          <table:table-cell table:number-columns-repeated="3"/>
          <table:table-cell table:style-name="ce8" table:formula="of:=SUM([.B7:.O7])" office:value-type="float" office:value="111.15">
            <text:p>111,1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formula="of:=[David_Vandorpe.C125]" office:value-type="float" office:value="4.25">
            <text:p>4,25</text:p>
          </table:table-cell>
          <table:table-cell table:formula="of:=[David_Vandorpe.C138]" office:value-type="float" office:value="17.7">
            <text:p>17,7</text:p>
          </table:table-cell>
          <table:table-cell table:formula="of:=[David_Vandorpe.C152]" office:value-type="float" office:value="5.95">
            <text:p>5,95</text:p>
          </table:table-cell>
          <table:table-cell table:number-columns-repeated="3"/>
          <table:table-cell table:style-name="ce8" table:formula="of:=SUM([.B8:.O8])" office:value-type="float" office:value="119.8">
            <text:p>119,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.75">
            <text:p>49,75</text:p>
          </table:table-cell>
          <table:table-cell table:style-name="ce7" table:formula="of:=SUM([.D2:.D8])" office:value-type="float" office:value="130.73">
            <text:p>130,73</text:p>
          </table:table-cell>
          <table:table-cell table:style-name="ce7" table:formula="of:=SUM([.E2:.E8])" office:value-type="float" office:value="151.85">
            <text:p>151,85</text:p>
          </table:table-cell>
          <table:table-cell table:style-name="ce7" table:formula="of:=SUM([.F2:.F8])" office:value-type="float" office:value="112.6">
            <text:p>112,6</text:p>
          </table:table-cell>
          <table:table-cell table:style-name="ce7" table:formula="of:=SUM([.G2:.G8])" office:value-type="float" office:value="93.5">
            <text:p>93,5</text:p>
          </table:table-cell>
          <table:table-cell table:style-name="ce7" table:formula="of:=SUM([.H2:.H8])" office:value-type="float" office:value="88.65">
            <text:p>88,65</text:p>
          </table:table-cell>
          <table:table-cell table:style-name="ce7" table:formula="of:=SUM([.I2:.I8])" office:value-type="float" office:value="36.75">
            <text:p>36,75</text:p>
          </table:table-cell>
          <table:table-cell table:style-name="ce7" table:formula="of:=SUM([.J2:.J8])" office:value-type="float" office:value="48.95">
            <text:p>48,95</text:p>
          </table:table-cell>
          <table:table-cell table:style-name="ce7" table:formula="of:=SUM([.K2:.K8])" office:value-type="float" office:value="130.1">
            <text:p>130,1</text:p>
          </table:table-cell>
          <table:table-cell table:style-name="ce7" table:formula="of:=SUM([.L2:.L8])" office:value-type="float" office:value="19.7">
            <text:p>19,7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6">
            <text:p>0,6</text:p>
          </table:table-cell>
          <table:table-cell table:style-name="ce17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4">
            <text:p>0,4</text:p>
          </table:table-cell>
          <table:table-cell table:style-name="ce17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9.5">
            <text:p>9,5</text:p>
          </table:table-cell>
          <table:table-cell table:style-name="ce18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.9">
            <text:p>1,9</text:p>
          </table:table-cell>
          <table:table-cell table:style-name="ce18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16" office:value-type="date" office:date-value="2017-04-15">
            <text:p>15/04/17</text:p>
          </table:table-cell>
          <table:table-cell table:style-name="ce19" office:value-type="float" office:value="4.2">
            <text:p>4,2</text:p>
          </table:table-cell>
          <table:table-cell table:style-name="ce19" office:value-type="string">
            <text:p>factuur controller, besprekingen, pull req rev, probleemen api eigen domeinmodel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verder factuur (invo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2.5">
            <text:p>2,5</text:p>
          </table:table-cell>
          <table:table-cell table:style-name="ce19" office:value-type="string">
            <text:p>verder invoice, default data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9.7">
            <text:p>9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0.15">
            <text:p>0,15</text:p>
          </table:table-cell>
          <table:table-cell table:style-name="ce18" office:value-type="string">
            <text:p>review pull req sub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active invoice, etc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erder beginselen active, fleet periodes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s fixen, nog een schemasql probl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test fixes trigger, updated domeinmodel, enzo ('meeting/ werk samen met Domien en david'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n factuur berekeningen, dubuggen,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ax,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dao testen proberen fixen met hsqldb, archiveren beetje verder, vannales en nog wat (samen met niko e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a deadline, testen van facturen met auth, small fixes, ppt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15])" office:value-type="float" office:value="22.15">
            <text:p>22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0:.C129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view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slin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18n switche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8:.C120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Language switch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Review PR Nils and fix Fleets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P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7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2:.C141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4.25">
            <text:p>4,25</text:p>
          </table:table-cell>
          <table:table-cell table:style-name="ce18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.3">
            <text:p>3,3</text:p>
          </table:table-cell>
          <table:table-cell table:style-name="ce18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d routing contracts, edit contract, contract for companies, fleets &amp; vehicle seperated func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fixing frontend bugs with Kar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obile sidebar hamburger menu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9:.C121])" office:value-type="float" office:value="6.25">
            <text:p>6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ebugging authorization branch + implementing function overview in Edit&amp;Add Us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ing a control component for editting roles and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eRoleForm and changing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.75">
            <text:p>2,75</text:p>
          </table:table-cell>
          <table:table-cell table:style-name="ce18" office:value-type="string">
            <text:p>Add function, changing PermissionControl, adding new permission overview 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new table with action colum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Creating EditRo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Debugging auth branch, changing mobile menu logic to 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7">
            <text:p>0,7</text:p>
          </table:table-cell>
          <table:table-cell table:style-name="ce18" office:value-type="string">
            <text:p>Changed ContractForm types to a FormChoic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dded notification that passw doesn't need to get changed in UserEdit.ts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Invoice Actions to Fleet &amp; adding Invoice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voice component + download pdf ac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solve merge conflicts from merging all frontend branches + testing for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Debugging with David &amp;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role errors and debugg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companies adding type to addCompan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added confirmation to delete buttons and changed their names to Archiv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fixed company type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ing dem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last bugs for presentation (invoices,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ilestone 2: presentatio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6:.C145])" office:value-type="float" office:value="27.85">
            <text:p>27,8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pdf download &amp; trying to fix user function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Company typeahead inputfi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assign function fix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Finding a fix for the backend to compile the frontend without erro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adding data to db, and testing webapp on different brows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ing T translations in code and filled NL translation file, fixed translate button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0:.C159])" office:value-type="float" office:value="5.5">
            <text:p>5,5</text:p>
          </table:table-cell>
          <table:table-cell table:style-name="ce6"/>
          <table:table-cell table:number-columns-repeated="1020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33">
            <text:p>1,33</text:p>
          </table:table-cell>
          <table:table-cell table:style-name="ce21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25">
            <text:p>2,25</text:p>
          </table:table-cell>
          <table:table-cell table:style-name="ce18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ermission proposal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2">
            <text:p>1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gerelateerd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pdate API-doc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Review and improve PR'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19])" office:value-type="float" office:value="7.25">
            <text:p>7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Werken aan de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ack-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eRoleForm and changing permissions to reflect the API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Add function, changing PermissionControl, adding new table for permissions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delete function &amp; button, changing table layout for roles &amp;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+ reviewen back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analles en nog wa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Vanalles en nog wat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8" office:value-type="float" office:value="7.5">
            <text:p>7,5</text:p>
          </table:table-cell>
          <table:table-cell table:style-name="ce18" office:value-type="string">
            <text:p>Invoices enzo + een beetje voor de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4:.C133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6">
            <text:p>26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API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as suggesties PR backend en api toe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Slack, PR review, API discussie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8:.C147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2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 pasen 1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ronten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acturen en overschreven kosten migration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2.75">
            <text:p>2,75</text:p>
          </table:table-cell>
          <table:table-cell table:style-name="ce18" office:value-type="string">
            <text:p>Facturen en overschreven kosten afwerken (pr 298), fixes (pr 297), api veranderingen doorvo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Issues fixes, peer reviews, taxes, backend globaal testen, migration fix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2:.C107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r 307 met testen, invoice pdf : bugfix ivm url extensies &amp; pdf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timesheets bundelen pasen 2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df testen, facturen genereren en testen, migrations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Facturen, bugfixes samen met Steven en David (13-18u30u, 30m pauz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acturen &amp;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Factureren bugfixes: verkeerde bedragen, onopgeslagen facturen, oneindige lu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Facturen pull request afronden, commentaren doorvoeren, auth in combinatie met facturen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erscheidene bugs fixen, facturen pdf updaten, project controleren, presentatie voorbe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nal touches backend, presentatie voorbereiding, presentatie zelf, pdf toegevoegd voor current invoic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20])" office:value-type="float" office:value="22.75">
            <text:p>22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ndelen timesheets week 8 + controle, werkverdeling mbv issues, PR niko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Issue 355, werkverdeling issu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ugfixes,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en, frontend proberen runnen, issues bekijken, verdelen en fixen, kleine slack bespreking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8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0.5">
            <text:p>0,5</text:p>
          </table:table-cell>
          <table:table-cell table:style-name="ce24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12">
            <text:p>12/03/17</text:p>
          </table:table-cell>
          <table:table-cell table:style-name="ce18" office:value-type="float" office:value="5">
            <text:p>5</text:p>
          </table:table-cell>
          <table:table-cell table:style-name="ce24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jest util tests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ontracts debu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meer problemen oplossen (noce,...) =&gt; pruts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Zoeken naar bug van contracts in back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09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agination based on amount of p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fractor contracts fet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nit tests filter &amp; pagedresul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Errormessages npm fixe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eedscript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ttings bij fleet bij creatie en edit (edit niet gelukt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0.15">
            <text:p>0,15</text:p>
          </table:table-cell>
          <table:table-cell table:style-name="ce18" office:value-type="string">
            <text:p>State error er uit ha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Contractfetch oplossen vehicl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leet fix + fleetsettin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s voor de deadline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en &amp; fixen na de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ilestone2: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24])" office:value-type="float" office:value="12.65">
            <text:p>12,6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0:.C139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5">
            <text:p>25/02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4" office:value-type="float" office:value="3">
            <text:p>3</text:p>
          </table:table-cell>
          <table:table-cell table:style-name="ce25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2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1">
            <text:p>0,1</text:p>
          </table:table-cell>
          <table:table-cell table:style-name="ce18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">
            <text:p>0,7</text:p>
          </table:table-cell>
          <table:table-cell table:style-name="ce18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rge conflicts master-&gt;json_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COR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failed automaticly triggered deploy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 to JSON 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factor part I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se builders to build token response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ocumenteren methodes en klass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rnaire relatie gebruiker-bedrijf-rol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es uit db in JWT inlad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parsing authorities van JWT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documentatie Spring authorizatie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gin PermissionEvaluator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EST routes voor functies +services+mappers+...</text:p>
          </table:table-cell>
          <table:table-cell table:number-columns-repeated="1020"/>
        </table:table-row>
        <table:table-row table:style-name="ro6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on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NoOpPassword encoder en testen+ fixen function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uthorisatie in controller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2:.C124])" office:value-type="float" office:value="4.25">
            <text:p>4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spreking milestone2 met begeleid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2">
            <text:p>0,2</text:p>
          </table:table-cell>
          <table:table-cell table:style-name="ce18" office:value-type="string">
            <text:p>Deployen van fixes gisterenavo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fronden milestone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antal fixes voor frontend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Nachtwerk dao's, sonarqube, deel invoiceservice, JP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fronden authoriz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Herwerken authorizatie na API upd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itzoeken waarom Spring lastig doet over pdf's (blijkbaar @Component verget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6.5">
            <text:p>6,5</text:p>
          </table:table-cell>
          <table:table-cell table:style-name="ce18" office:value-type="string">
            <text:p>Poging tot opstellen pdf's + Authorisatie voor en na api verandering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9:.C136])" office:value-type="float" office:value="17.7">
            <text:p>17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4">
            <text:p>24/04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Uitzoeken waarom backupserver gecrashed i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og steeds niet gevonden, opgegeven, clean instal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Kleine fixes en een paar redeploys gedurende de week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2:.C151])" office:value-type="float" office:value="5.95">
            <text:p>5,95</text:p>
          </table:table-cell>
          <table:table-cell table:style-name="ce6"/>
          <table:table-cell table:number-columns-repeated="102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/05/2017</text:date>, <text:time>16:50: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5-01T16:50:17.57</dc:date>
    <meta:print-date>2017-03-07T01:38:41Z</meta:print-date>
    <meta:editing-cycles>57</meta:editing-cycles>
    <meta:editing-duration>PT4H45M38S</meta:editing-duration>
    <meta:document-statistic meta:table-count="8" meta:cell-count="2238" meta:object-count="0"/>
  </office:meta>
</office:document-meta>
</file>